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Normal" style:list-style-name="LFO1" style:family="paragraph"/>
    <style:style style:name="T3" style:parent-style-name="DefaultParagraphFont" style:family="text">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P16" style:parent-style-name="Normal" style:list-style-name="LFO2" style:family="paragraph"/>
    <style:style style:name="T17" style:parent-style-name="DefaultParagraphFont" style:family="text">
      <style:text-properties fo:font-weight="bold" style:font-weight-asian="bold" style:font-weight-complex="bold"/>
    </style:style>
    <style:style style:name="P18" style:parent-style-name="Normal" style:list-style-name="LFO2" style:family="paragraph"/>
    <style:style style:name="T19" style:parent-style-name="DefaultParagraphFont" style:family="text">
      <style:text-properties fo:font-weight="bold" style:font-weight-asian="bold" style:font-weight-complex="bold"/>
    </style:style>
    <style:style style:name="P20" style:parent-style-name="Normal" style:list-style-name="LFO2" style:family="paragraph"/>
    <style:style style:name="T21" style:parent-style-name="DefaultParagraphFont" style:family="text">
      <style:text-properties fo:font-weight="bold" style:font-weight-asian="bold" style:font-weight-complex="bold"/>
    </style:style>
    <style:style style:name="P22" style:parent-style-name="Normal" style:list-style-name="LFO2" style:family="paragraph"/>
    <style:style style:name="T23" style:parent-style-name="DefaultParagraphFont" style:family="text">
      <style:text-properties fo:font-weight="bold" style:font-weight-asian="bold" style:font-weight-complex="bold"/>
    </style:style>
    <style:style style:name="P24" style:parent-style-name="Normal" style:list-style-name="LFO2" style:family="paragraph"/>
    <style:style style:name="T25" style:parent-style-name="DefaultParagraphFont" style:family="text">
      <style:text-properties fo:font-weight="bold" style:font-weight-asian="bold" style:font-weight-complex="bold"/>
    </style:style>
    <style:style style:name="P26" style:parent-style-name="Normal" style:list-style-name="LFO2" style:family="paragraph"/>
    <style:style style:name="P27" style:parent-style-name="Normal" style:list-style-name="LFO2" style:family="paragraph"/>
    <style:style style:name="P28" style:parent-style-name="Normal" style:list-style-name="LFO2" style:family="paragraph"/>
    <style:style style:name="T29" style:parent-style-name="DefaultParagraphFont" style:family="text">
      <style:text-properties fo:font-weight="bold" style:font-weight-asian="bold" style:font-weight-complex="bold"/>
    </style:style>
    <style:style style:name="P30" style:parent-style-name="Normal" style:list-style-name="LFO2" style:family="paragraph"/>
    <style:style style:name="P31" style:parent-style-name="Normal" style:list-style-name="LFO2" style:family="paragraph"/>
    <style:style style:name="T32" style:parent-style-name="DefaultParagraphFont" style:family="text">
      <style:text-properties fo:font-weight="bold" style:font-weight-asian="bold" style:font-weight-complex="bold"/>
    </style:style>
    <style:style style:name="P33" style:parent-style-name="Normal" style:list-style-name="LFO2" style:family="paragraph"/>
    <style:style style:name="P34" style:parent-style-name="Normal" style:list-style-name="LFO2" style:family="paragraph"/>
    <style:style style:name="T35" style:parent-style-name="DefaultParagraphFont" style:family="text">
      <style:text-properties fo:font-weight="bold" style:font-weight-asian="bold" style:font-weight-complex="bold"/>
    </style:style>
    <style:style style:name="P36" style:parent-style-name="Normal" style:list-style-name="LFO2" style:family="paragraph"/>
    <style:style style:name="P37" style:parent-style-name="Normal" style:list-style-name="LFO2" style:family="paragraph"/>
    <style:style style:name="P38" style:parent-style-name="Normal" style:list-style-name="LFO2" style:family="paragraph"/>
    <style:style style:name="T39" style:parent-style-name="DefaultParagraphFont" style:family="text">
      <style:text-properties fo:font-weight="bold" style:font-weight-asian="bold" style:font-weight-complex="bold"/>
    </style:style>
    <style:style style:name="P40" style:parent-style-name="Normal" style:list-style-name="LFO2" style:family="paragraph"/>
    <style:style style:name="P41" style:parent-style-name="Normal" style:family="paragraph">
      <style:text-properties fo:font-weight="bold" style:font-weight-asian="bold" style:font-weight-complex="bold"/>
    </style:style>
    <style:style style:name="P42" style:parent-style-name="Normal" style:list-style-name="LFO3" style:family="paragraph"/>
    <style:style style:name="P43" style:parent-style-name="Normal" style:list-style-name="LFO3" style:family="paragraph"/>
    <style:style style:name="P44" style:parent-style-name="Normal" style:list-style-name="LFO3" style:family="paragraph"/>
    <style:style style:name="P45" style:parent-style-name="Normal" style:list-style-name="LFO3" style:family="paragraph"/>
    <style:style style:name="P46" style:parent-style-name="Normal" style:list-style-name="LFO3" style:family="paragraph"/>
    <style:style style:name="T47" style:parent-style-name="DefaultParagraphFont" style:family="text">
      <style:text-properties fo:font-weight="bold" style:font-weight-asian="bold" style:font-weight-complex="bold"/>
    </style:style>
    <style:style style:name="T48" style:parent-style-name="DefaultParagraphFont" style:family="text">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list-style-name="LFO4" style:family="paragraph"/>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P53"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54" style:parent-style-name="Normal" style:family="paragraph">
      <style:text-properties fo:font-weight="bold" style:font-weight-asian="bold" style:font-weight-complex="bold"/>
    </style:style>
    <style:style style:name="P55" style:parent-style-name="Normal" style:list-style-name="LFO5" style:family="paragraph"/>
    <style:style style:name="P56" style:parent-style-name="Normal" style:list-style-name="LFO5" style:family="paragraph"/>
    <style:style style:name="P57" style:parent-style-name="Normal"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office:automatic-styles>
  <office:body>
    <office:text text:use-soft-page-breaks="true">
      <text:p text:style-name="P1">Hvordan Spillet Fungerer:</text:p>
      <text:list text:style-name="LFO1" text:continue-numbering="true">
        <text:list-item>
          <text:p text:style-name="P2"><text:span text:style-name="T3">Spillets Mål</text:span>:</text:p>
          <text:list text:continue-numbering="true">
            <text:list-item>
              <text:p text:style-name="P4">Du styrer en slange som beveger seg på skjermen. Målet er å spise rød mat som vises tilfeldig på skjermen.</text:p>
            </text:list-item>
            <text:list-item>
              <text:p text:style-name="P5">Hver gang du spiser maten, vokser slangen og poengsummen øker. Slangen blir også raskere.</text:p>
            </text:list-item>
            <text:list-item>
              <text:p text:style-name="P6">Spillet avsluttes hvis slangen kolliderer med veggen eller med seg selv.</text:p>
            </text:list-item>
          </text:list>
        </text:list-item>
        <text:list-item>
          <text:p text:style-name="P7"><text:span text:style-name="T8">Spillets Kontroll</text:span>:</text:p>
          <text:list text:continue-numbering="true">
            <text:list-item>
              <text:p text:style-name="P9"><text:span text:style-name="T10">Piltastene (Opp, Ned, Venstre, Høyre)</text:span><text:s/>brukes for å endre retningen på slangen.</text:p>
            </text:list-item>
            <text:list-item>
              <text:p text:style-name="P11"><text:span text:style-name="T12">R</text:span><text:s/>for å starte på nytt etter at spillet er over.</text:p>
            </text:list-item>
            <text:list-item>
              <text:p text:style-name="P13"><text:span text:style-name="T14">Q</text:span><text:s/>for å avslutte spillet.</text:p>
            </text:list-item>
          </text:list>
        </text:list-item>
      </text:list>
      <text:p text:style-name="P15">Koden: Forklaring</text:p>
      <text:list text:style-name="LFO2" text:continue-numbering="true">
        <text:list-item>
          <text:p text:style-name="P16"><text:span text:style-name="T17">Spillinnstillinger og Initialisering</text:span>:</text:p>
          <text:list text:continue-numbering="true">
            <text:list-item>
              <text:p text:style-name="P18"><text:span text:style-name="T19">pygame.init()</text:span><text:s/>setter opp alle nødvendige elementer i Pygame.</text:p>
            </text:list-item>
            <text:list-item>
              <text:p text:style-name="P20"><text:span text:style-name="T21">WIDTH, HEIGHT</text:span><text:s/>definerer størrelsen på vinduet.</text:p>
            </text:list-item>
            <text:list-item>
              <text:p text:style-name="P22"><text:span text:style-name="T23">CELL_SIZE</text:span><text:s/>definerer hvor stor hver "celle" (som slangen og maten kan plasseres i) er på skjermen.</text:p>
            </text:list-item>
          </text:list>
        </text:list-item>
        <text:list-item>
          <text:p text:style-name="P24"><text:span text:style-name="T25">Slangen</text:span>:</text:p>
          <text:list text:continue-numbering="true">
            <text:list-item>
              <text:p text:style-name="P26">Slangen starter med tre segmenter: snake = [(5, 5), (4, 5), (3, 5)]. Dette er en liste av koordinater (x, y) som definerer kroppens segmenter.</text:p>
            </text:list-item>
            <text:list-item>
              <text:p text:style-name="P27">Slangen beveger seg i en bestemt retning, og du kan endre denne retningen med piltastene, men du kan ikke gjøre en 180 graders sving (f.eks. kan ikke slangen gå direkte fra opp til ned).</text:p>
            </text:list-item>
          </text:list>
        </text:list-item>
        <text:list-item>
          <text:p text:style-name="P28"><text:span text:style-name="T29">Maten</text:span>:</text:p>
          <text:list text:continue-numbering="true">
            <text:list-item>
              <text:p text:style-name="P30">Maten vises på skjermen som en rød blokk. Hver gang slangen spiser maten, økes poengsummen og hastigheten til slangen, og ny mat plasseres på et tilfeldig sted som ikke kolliderer med slangen.</text:p>
            </text:list-item>
          </text:list>
        </text:list-item>
        <text:list-item>
          <text:p text:style-name="P31"><text:span text:style-name="T32">Kollisjoner</text:span>:</text:p>
          <text:list text:continue-numbering="true">
            <text:list-item>
              <text:p text:style-name="P33">Spillet avsluttes hvis slangen treffer seg selv (kroppen) eller går ut av skjermens grenser.</text:p>
            </text:list-item>
          </text:list>
        </text:list-item>
        <text:list-item>
          <text:p text:style-name="P34"><text:span text:style-name="T35">Poeng og Hastighet</text:span>:</text:p>
          <text:list text:continue-numbering="true">
            <text:list-item>
              <text:p text:style-name="P36">Poengene øker med én for hver matbit du spiser.</text:p>
            </text:list-item>
            <text:list-item>
              <text:p text:style-name="P37">Hastigheten til slangen øker etter hver matbit du spiser, slik at spillet blir mer utfordrende etter hvert.</text:p>
            </text:list-item>
          </text:list>
        </text:list-item>
        <text:list-item>
          <text:p text:style-name="P38"><text:span text:style-name="T39">Game Over</text:span>:</text:p>
          <text:list text:continue-numbering="true">
            <text:list-item>
              <text:p text:style-name="P40">Når spillet er over (slangen kolliderer med seg selv eller veggen), vises en "Game Over"-skjerm med mulighet til å starte på nytt eller avslutte.</text:p>
            </text:list-item>
          </text:list>
        </text:list-item>
      </text:list>
      <text:p text:style-name="P41">Hvordan Du Spiller:</text:p>
      <text:list text:style-name="LFO3" text:continue-numbering="true">
        <text:list-item>
          <text:p text:style-name="P42">Når du kjører programmet, åpnes et spillvindu. Du ser en slange og en rød matbit på skjermen.</text:p>
        </text:list-item>
        <text:list-item>
          <text:p text:style-name="P43">Bruk piltastene på tastaturet til å bevege slangen (opp, ned, venstre, høyre).</text:p>
        </text:list-item>
        <text:list-item>
          <text:p text:style-name="P44">Når slangen treffer maten (den røde blokkene), vokser den og poengsummen øker.</text:p>
        </text:list-item>
        <text:list-item>
          <text:p text:style-name="P45">Unngå å la slangen kollidere med veggene eller med sin egen kropp. Hvis du gjør det, vises en "Game Over"-skjerm.</text:p>
        </text:list-item>
        <text:list-item>
          <text:p text:style-name="P46">Etter "Game Over"-skjermen kan du trykke<text:s/><text:span text:style-name="T47">R</text:span><text:s/>for å starte på nytt eller<text:s/><text:span text:style-name="T48">Q</text:span><text:s/>for å avslutte spillet.</text:p>
        </text:list-item>
      </text:list>
      <text:p text:style-name="P49">Forberedelser før du spiller:</text:p>
      <text:list text:style-name="LFO4" text:continue-numbering="true">
        <text:list-item>
          <text:p text:style-name="P50">Sørg for at du har<text:s/><text:span text:style-name="T51">Python</text:span><text:s/>og<text:s/><text:span text:style-name="T52">Pygame</text:span><text:s/>installert på datamaskinen din. Hvis ikke, kan du installere Pygame med denne kommandoen:</text:p>
        </text:list-item>
      </text:list>
      <text:p text:style-name="P53">pip install pygame</text:p>
      <text:p text:style-name="P54">Hvordan kjøre spillet:</text:p>
      <text:list text:style-name="LFO5" text:continue-numbering="true">
        <text:list-item>
          <text:p text:style-name="P55">Kopier og lim inn koden i en Python-fil, for eksempel snake_game.py.</text:p>
        </text:list-item>
        <text:list-item>
          <text:p text:style-name="P56">Åpne et terminalvindu og kjør programmet med:</text:p>
        </text:list-item>
      </text:list>
      <text:p text:style-name="P57">python snake_game.py</text:p>
      <text:p text:style-name="Normal">Når du gjør dette, vil spillet starte, og du kan begynne å spille ved å bruke piltasten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exandru Popa</meta:initial-creator>
    <dc:creator>Alexandru Popa</dc:creator>
    <meta:creation-date>2024-12-10T09:07:00Z</meta:creation-date>
    <dc:date>2024-12-10T09:09:00Z</dc:date>
    <meta:template xlink:href="Normal" xlink:type="simple"/>
    <meta:editing-cycles>1</meta:editing-cycles>
    <meta:editing-duration>PT120S</meta:editing-duration>
    <meta:document-statistic meta:page-count="2" meta:paragraph-count="5" meta:word-count="417" meta:character-count="2625" meta:row-count="18" meta:non-whitespace-character-count="2213"/>
  </office:meta>
</office:document-meta>
</file>